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  <style:text-properties fo:language="en" fo:country="AS"/>
    </style:style>
    <style:style style:name="P2" style:parent-style-name="ListParagraph" style:list-style-name="LFO1" style:family="paragraph">
      <style:text-properties fo:language="en" fo:country="AS"/>
    </style:style>
    <style:style style:name="P3" style:parent-style-name="ListParagraph" style:list-style-name="LFO1" style:family="paragraph">
      <style:text-properties fo:language="en" fo:country="AS"/>
    </style:style>
    <style:style style:name="P4" style:parent-style-name="ListParagraph" style:list-style-name="LFO1" style:family="paragraph"/>
    <style:style style:name="T5" style:parent-style-name="DefaultParagraphFont" style:family="text">
      <style:text-properties fo:language="en" fo:country="AS"/>
    </style:style>
  </office:automatic-styles>
  <office:body>
    <office:text text:use-soft-page-breaks="true">
      <text:list text:style-name="LFO1" text:continue-numbering="true">
        <text:list-item>
          <text:p text:style-name="P1">Put water in the ketlle</text:p>
        </text:list-item>
        <text:list-item>
          <text:p text:style-name="P2">Put milk in mug with teabag</text:p>
        </text:list-item>
        <text:list-item>
          <text:p text:style-name="P3">Wait for the water to boil</text:p>
        </text:list-item>
        <text:list-item>
          <text:p text:style-name="P4"><text:span text:style-name="T5">When water been boiled put it in the mug and enjoy!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idra Hasher</meta:initial-creator>
    <dc:creator>Sidra Hasher</dc:creator>
    <meta:creation-date>2025-05-17T13:03:00Z</meta:creation-date>
    <dc:date>2025-05-17T13:03:00Z</dc:date>
    <meta:template xlink:href="Normal.dotm" xlink:type="simple"/>
    <meta:editing-cycles>2</meta:editing-cycles>
    <meta:editing-duration>PT240S</meta:editing-duration>
    <meta:user-defined meta:name="GrammarlyDocumentId">bbce9dc7-8049-48bf-87d0-faa4d92b46c3</meta:user-defined>
    <meta:document-statistic meta:page-count="1" meta:paragraph-count="4" meta:word-count="32" meta:character-count="139" meta:row-count="4" meta:non-whitespace-character-count="111"/>
  </office:meta>
</office:document-meta>
</file>